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4f81bd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f79646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9bbb59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f7964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f79646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2" svg:stroke-width="0.071cm" svg:stroke-color="#8064a2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c0504d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c0504d" draw:marker-end="msArrowOpenEnd_20_5" draw:marker-end-width="0.319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7pt" style:font-size-asian="17pt" style:font-size-complex="17pt"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7pt" style:font-size-asian="17pt" style:font-size-complex="1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Calibri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name="Rounded Rectangle 3" draw:style-name="gr1" draw:text-style-name="P2" draw:layer="layout" svg:width="15.239cm" svg:height="1.269cm" svg:x="2.646cm" svg:y="4.975cm">
            <text:p text:style-name="P1"><text:span text:style-name="T1">RelativeSizeComponent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4" draw:style-name="gr2" draw:text-style-name="P2" draw:layer="layout" svg:width="2.962cm" svg:height="1.269cm" svg:x="18.733cm" svg:y="7.727cm">
            <text:p text:style-name="P1"><text:span text:style-name="T1">Data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5" draw:style-name="gr3" draw:text-style-name="P2" draw:layer="layout" svg:width="9.312cm" svg:height="1.269cm" svg:x="6.033cm" svg:y="15.347cm">
            <text:p text:style-name="P1"><text:span text:style-name="T1">MouseListen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6" draw:style-name="gr1" draw:text-style-name="P2" draw:layer="layout" svg:width="4.021cm" svg:height="1.269cm" svg:x="3.916cm" svg:y="8.15cm">
            <text:p text:style-name="P1"><text:span text:style-name="T1">TestView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7" draw:style-name="gr1" draw:text-style-name="P3" draw:layer="layout" svg:width="4.021cm" svg:height="1.269cm" svg:x="3.916cm" svg:y="9.844cm">
            <text:p text:style-name="P1"><text:span text:style-name="T2">StudentView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8" draw:style-name="gr1" draw:text-style-name="P2" draw:layer="layout" svg:width="4.021cm" svg:height="1.269cm" svg:x="3.916cm" svg:y="11.537cm">
            <text:p text:style-name="P1"><text:span text:style-name="T1">ResultView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9" draw:style-name="gr1" draw:text-style-name="P2" draw:layer="layout" svg:width="4.021cm" svg:height="1.269cm" svg:x="12.595cm" svg:y="9.632cm">
            <text:p text:style-name="P1"><text:span text:style-name="T1">CheckBo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0" draw:style-name="gr1" draw:text-style-name="P3" draw:layer="layout" svg:width="4.021cm" svg:height="1.269cm" svg:x="12.595cm" svg:y="11.114cm">
            <text:p text:style-name="P1"><text:span text:style-name="T2">RadioButt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1" draw:text-style-name="P2" draw:layer="layout" svg:width="4.021cm" svg:height="1.269cm" svg:x="12.595cm" svg:y="12.595cm">
            <text:p text:style-name="P1"><text:span text:style-name="T1">ScrollPan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2" draw:style-name="gr1" draw:text-style-name="P2" draw:layer="layout" svg:width="4.021cm" svg:height="1.269cm" svg:x="12.595cm" svg:y="8.15cm">
            <text:p text:style-name="P1"><text:span text:style-name="T1">Slid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3" draw:style-name="gr4" draw:text-style-name="P3" draw:layer="layout" svg:width="2.962cm" svg:height="1.269cm" svg:x="18.733cm" svg:y="10.479cm">
            <text:p text:style-name="P1"><text:span text:style-name="T2">VizState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name="Straight Connector 15" draw:style-name="gr5" draw:text-style-name="P4" draw:layer="layout" svg:x1="3.069cm" svg:y1="6.245cm" svg:x2="3.069cm" svg:y2="11.96cm">
            <text:p/>
          </draw:line>
          <draw:custom-shape draw:name="Straight Arrow Connector 17" draw:style-name="gr6" draw:text-style-name="P4" draw:layer="layout" svg:width="0.846cm" svg:height="0.001cm" svg:x="3.07cm" svg:y="11.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9" draw:style-name="gr6" draw:text-style-name="P4" draw:layer="layout" svg:width="0.846cm" svg:height="0.001cm" svg:x="3.07cm" svg:y="10.2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" draw:style-name="gr6" draw:text-style-name="P4" draw:layer="layout" svg:width="0.846cm" svg:height="0.001cm" svg:x="3.07cm" svg:y="8.574cm">
            <text:p/>
            <draw:enhanced-geometry draw:mirror-horizontal="false" draw:mirror-vertical="false" svg:viewBox="0 0 21600 21600" draw:type="mso-spt32" draw:enhanced-path="M 0 0 L 21600 21600 N"/>
          </draw:custom-shape>
          <draw:line draw:name="Straight Connector 23" draw:style-name="gr5" draw:text-style-name="P4" draw:layer="layout" svg:x1="17.463cm" svg:y1="6.245cm" svg:x2="17.463cm" svg:y2="13.018cm">
            <text:p/>
          </draw:line>
          <draw:custom-shape draw:name="Straight Arrow Connector 27" draw:style-name="gr6" draw:text-style-name="P4" draw:layer="layout" svg:width="0.846cm" svg:height="0.001cm" svg:x="16.616cm" svg:y="8.574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41" draw:style-name="gr6" draw:text-style-name="P4" draw:layer="layout" svg:width="0.846cm" svg:height="0.001cm" svg:x="16.616cm" svg:y="10.05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42" draw:style-name="gr6" draw:text-style-name="P4" draw:layer="layout" svg:width="0.846cm" svg:height="0.001cm" svg:x="16.616cm" svg:y="11.53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43" draw:style-name="gr6" draw:text-style-name="P4" draw:layer="layout" svg:width="0.846cm" svg:height="0.001cm" svg:x="16.616cm" svg:y="13.019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Straight Connector 45" draw:style-name="gr7" draw:text-style-name="P4" draw:layer="layout" svg:x1="2.646cm" svg:y1="14.5cm" svg:x2="2.646cm" svg:y2="8.997cm">
            <text:p/>
          </draw:line>
          <draw:custom-shape draw:name="Straight Arrow Connector 48" draw:style-name="gr8" draw:text-style-name="P4" draw:layer="layout" svg:width="1.269cm" svg:height="0.001cm" svg:x="2.646cm" svg:y="8.9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2" draw:style-name="gr8" draw:text-style-name="P4" draw:layer="layout" svg:width="1.269cm" svg:height="0.001cm" svg:x="2.646cm" svg:y="10.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3" draw:style-name="gr8" draw:text-style-name="P4" draw:layer="layout" svg:width="1.269cm" svg:height="0.001cm" svg:x="2.646cm" svg:y="12.3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4" draw:style-name="gr8" draw:text-style-name="P4" draw:layer="layout" svg:width="1.269cm" svg:height="0.001cm" svg:x="16.612cm" svg:y="8.9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56" draw:style-name="gr8" draw:text-style-name="P4" draw:layer="layout" svg:width="1.269cm" svg:height="0.001cm" svg:x="16.612cm" svg:y="10.47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57" draw:style-name="gr8" draw:text-style-name="P4" draw:layer="layout" svg:width="1.269cm" svg:height="0.001cm" svg:x="16.612cm" svg:y="11.9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58" draw:style-name="gr8" draw:text-style-name="P4" draw:layer="layout" svg:width="1.269cm" svg:height="0.001cm" svg:x="16.612cm" svg:y="13.442cm">
            <text:p/>
            <draw:enhanced-geometry draw:mirror-horizontal="true" draw:mirror-vertical="false" svg:viewBox="0 0 21600 21600" draw:type="mso-spt32" draw:enhanced-path="M 0 0 L 21600 21600 N"/>
          </draw:custom-shape>
          <draw:line draw:name="Straight Connector 60" draw:style-name="gr7" draw:text-style-name="P4" draw:layer="layout" svg:x1="17.886cm" svg:y1="14.5cm" svg:x2="17.886cm" svg:y2="8.997cm">
            <text:p/>
          </draw:line>
          <draw:line draw:name="Straight Connector 61" draw:style-name="gr7" draw:text-style-name="P4" draw:layer="layout" svg:x1="2.646cm" svg:y1="14.5cm" svg:x2="17.886cm" svg:y2="14.5cm">
            <text:p/>
          </draw:line>
          <draw:line draw:name="Straight Connector 66" draw:style-name="gr7" draw:text-style-name="P4" draw:layer="layout" svg:x1="10.689cm" svg:y1="14.5cm" svg:x2="10.689cm" svg:y2="15.347cm">
            <text:p/>
          </draw:line>
          <draw:custom-shape draw:name="Straight Arrow Connector 73" draw:style-name="gr9" draw:text-style-name="P4" draw:layer="layout" svg:width="4.656cm" svg:height="0.001cm" svg:x="7.938cm" svg:y="8.78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77" draw:style-name="gr9" draw:text-style-name="P4" draw:layer="layout" svg:width="4.656cm" svg:height="1.481cm" svg:x="7.938cm" svg:y="8.781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80" draw:style-name="gr9" draw:text-style-name="P4" draw:layer="layout" svg:width="4.656cm" svg:height="2.962cm" svg:x="7.938cm" svg:y="8.78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84" draw:style-name="gr9" draw:text-style-name="P4" draw:layer="layout" svg:width="4.656cm" svg:height="2.751cm" svg:x="7.938cm" svg:y="10.47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87" draw:style-name="gr9" draw:text-style-name="P4" draw:layer="layout" svg:width="4.656cm" svg:height="1.057cm" svg:x="7.938cm" svg:y="12.168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90" draw:style-name="gr6" draw:text-style-name="P4" draw:layer="layout" svg:width="1.904cm" svg:height="0.001cm" svg:x="18.945cm" svg:y="12.80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91" draw:style-name="gr8" draw:text-style-name="P4" draw:layer="layout" svg:width="1.904cm" svg:height="0.001cm" svg:x="18.945cm" svg:y="13.44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traight Arrow Connector 92" draw:style-name="gr9" draw:text-style-name="P4" draw:layer="layout" svg:width="1.904cm" svg:height="0.001cm" svg:x="18.945cm" svg:y="14.07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Rounded Rectangle 98" draw:style-name="gr10" draw:text-style-name="P2" draw:layer="layout" svg:width="2.962cm" svg:height="1.269cm" svg:x="18.733cm" svg:y="4.975cm">
            <text:p text:style-name="P1"><text:span text:style-name="T1">Parse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traight Arrow Connector 99" draw:style-name="gr9" draw:text-style-name="P4" draw:layer="layout" svg:width="0.001cm" svg:height="1.481cm" svg:x="20.215cm" svg:y="8.9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03" draw:style-name="gr11" draw:text-style-name="P4" draw:layer="layout" svg:width="0.001cm" svg:height="1.481cm" svg:x="20.215cm" svg:y="6.24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04" draw:style-name="gr11" draw:text-style-name="P4" draw:layer="layout" svg:width="1.904cm" svg:height="0.001cm" svg:x="18.945cm" svg:y="14.71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TextBox 107" draw:style-name="gr12" draw:text-style-name="P6" draw:layer="layout" svg:width="3.937cm" svg:height="1.773cm" svg:x="21.273cm" svg:y="14.077cm">
            <text:p text:style-name="P5"><text:span text:style-name="T1">produ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8" draw:style-name="gr13" draw:text-style-name="P7" draw:layer="layout" svg:width="4.021cm" svg:height="1.013cm" svg:x="21.273cm" svg:y="12.807cm">
            <text:p text:style-name="P5"><text:span text:style-name="T1">implemen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9" draw:style-name="gr13" draw:text-style-name="P7" draw:layer="layout" svg:width="2.751cm" svg:height="1.013cm" svg:x="21.273cm" svg:y="13.442cm">
            <text:p text:style-name="P5"><text:span text:style-name="T1">has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0" draw:style-name="gr13" draw:text-style-name="P7" draw:layer="layout" svg:width="2.751cm" svg:height="1.013cm" svg:x="21.273cm" svg:y="12.172cm">
            <text:p text:style-name="P5"><text:span text:style-name="T1">exten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2="1" draw:dots2-length="0.284cm" draw:distance="0.213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7:40:22</meta:creation-date>
    <dc:date>2013-04-05T18:12:31</dc:date>
    <meta:editing-duration>PT18S</meta:editing-duration>
    <meta:editing-cycles>1</meta:editing-cycles>
    <meta:document-statistic meta:object-count="48"/>
    <meta:generator>LibreOffice/4.0.2.2$MacOSX_x86 LibreOffice_project/4c82dcdd6efcd48b1d8bba66bfe1989deee49c3</meta:generator>
  </office:meta>
</office:document-meta>
</file>